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URW Palladio L" svg:font-family="URW Palladio L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URW Palladio L"/>
    </style:style>
    <style:style style:name="P2" style:parent-style-name="PreformattedText" style:family="paragraph">
      <style:text-properties style:font-name="URW Palladio L"/>
    </style:style>
    <style:style style:name="P3" style:parent-style-name="PreformattedText" style:family="paragraph">
      <style:text-properties style:font-name="URW Palladio L"/>
    </style:style>
    <style:style style:name="P4" style:parent-style-name="PreformattedText" style:family="paragraph">
      <style:text-properties style:font-name="URW Palladio L"/>
    </style:style>
    <style:style style:name="P5" style:parent-style-name="PreformattedText" style:family="paragraph">
      <style:text-properties style:font-name="URW Palladio L"/>
    </style:style>
    <style:style style:name="T6" style:parent-style-name="DefaultParagraphFont" style:family="text">
      <style:text-properties style:font-name="URW Palladio L"/>
    </style:style>
    <style:style style:name="T7" style:parent-style-name="DefaultParagraphFont" style:family="text">
      <style:text-properties style:font-name="URW Palladio L"/>
    </style:style>
    <style:style style:name="P8" style:parent-style-name="PreformattedText" style:family="paragraph">
      <style:text-properties style:font-name="URW Palladio L"/>
    </style:style>
    <style:style style:name="T9" style:parent-style-name="DefaultParagraphFont" style:family="text">
      <style:text-properties style:font-name="URW Palladio L"/>
    </style:style>
    <style:style style:name="T10" style:parent-style-name="DefaultParagraphFont" style:family="text">
      <style:text-properties style:font-name="URW Palladio L"/>
    </style:style>
    <style:style style:name="P11" style:parent-style-name="PreformattedText" style:family="paragraph">
      <style:text-properties style:font-name="URW Palladio L"/>
    </style:style>
    <style:style style:name="T12" style:parent-style-name="DefaultParagraphFont" style:family="text">
      <style:text-properties style:font-name="URW Palladio L"/>
    </style:style>
    <style:style style:name="T13" style:parent-style-name="DefaultParagraphFont" style:family="text">
      <style:text-properties style:font-name="URW Palladio L"/>
    </style:style>
    <style:style style:name="P14" style:parent-style-name="PreformattedText" style:family="paragraph">
      <style:text-properties style:font-name="URW Palladio L"/>
    </style:style>
    <style:style style:name="P15" style:parent-style-name="PreformattedText" style:family="paragraph">
      <style:text-properties style:font-name="URW Palladio L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font-style="italic" style:font-style-asian="italic" style:font-style-complex="italic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font-style="italic" style:font-style-asian="italic" style:font-style-complex="italic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font-style="italic" style:font-style-asian="italic" style:font-style-complex="italic"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PreformattedText" style:family="paragraph">
      <style:text-properties style:font-name="URW Palladio L"/>
    </style:style>
    <style:style style:name="P47" style:parent-style-name="PreformattedText" style:family="paragraph">
      <style:text-properties style:font-name="URW Palladio L"/>
    </style:style>
  </office:automatic-styles>
  <office:body>
    <office:text text:use-soft-page-breaks="true">
      <text:p text:style-name="P1">Allen Higgins C00197373</text:p>
      <text:p text:style-name="P2">Zoltan Fuzesi C00197361</text:p>
      <text:p text:style-name="P3">Robert Scully C00196960</text:p>
      <text:p text:style-name="P4"/>
      <text:p text:style-name="P5"/>
      <text:p text:style-name="PreformattedText"><text:span text:style-name="T6">[accessed on 07-10-17]<text:s/></text:span><text:a xlink:href="http://www.datasciencecentral.com/profiles/blogs/12-algorithms-every-data-scientist-should-know" office:target-frame-name="_top" xlink:show="replace"><text:span text:style-name="T7">http://www.datasciencecentral.com/profiles/blogs/12-algorithms-every-data-scientist-should-know</text:span></text:a></text:p>
      <text:p text:style-name="P8"/>
      <text:p text:style-name="PreformattedText"><text:span text:style-name="T9">[accessed on 07-10-17]<text:s/></text:span><text:a xlink:href="https://www.analyticsvidhya.com/blog/2017/09/common-machine-learning-algorithms/" office:target-frame-name="_top" xlink:show="replace"><text:span text:style-name="T10">https://www.analyticsvidhya.com/blog/2017/09/common-machine-learning-algorithms/</text:span></text:a></text:p>
      <text:p text:style-name="P11"/>
      <text:p text:style-name="PreformattedText"><text:span text:style-name="T12">[accessed on 07-10-17]<text:s/></text:span><text:a xlink:href="http://idiro.com/2017/08/idiro-analysis-2016-nct-results-helps-car-buyers-choose-wisely/" office:target-frame-name="_top" xlink:show="replace"><text:span text:style-name="T13">http://idiro.com/2017/08/idiro-analysis-2016-nct-results-helps-car-buyers-choose-wisely/</text:span></text:a></text:p>
      <text:p text:style-name="P14"/>
      <text:p text:style-name="P15">Zoltan References<text:line-break/></text:p>
      <text:h text:style-name="Heading1" text:outline-level="1">Functional interfaces</text:h>
      <text:p text:style-name="Bibliography"><text:span text:style-name="T16">coursehero.com, n.d.<text:s/></text:span><text:span text:style-name="T17">A boundary across which two independent systems meet.<text:s/></text:span><text:span text:style-name="T18">[Online]<text:s/></text:span><text:span text:style-name="T19"><text:line-break/></text:span><text:span text:style-name="T20">Available at</text:span><text:span text:style-name="T21">:<text:s/></text:span><text:span text:style-name="T22">https://www.coursehero.com/file/p28b384/A-boundary-across-which-two-independent-systems-meet-and-act-on-or-communicate/</text:span><text:span text:style-name="T23"><text:line-break/></text:span><text:span text:style-name="T24">[Accessed 08 10 2017].</text:span></text:p>
      <text:p text:style-name="P25"/>
      <text:p text:style-name="P26"/>
      <text:h text:style-name="Heading1" text:outline-level="1">Deliverables</text:h>
      <text:p text:style-name="Bibliography"><text:span text:style-name="T27">University, G., 2015.<text:s/></text:span><text:span text:style-name="T28">Certificate in Data Sience.<text:s/></text:span><text:span text:style-name="T29">[Online]<text:s/></text:span><text:span text:style-name="T30"><text:line-break/></text:span><text:span text:style-name="T31">Available at:<text:s/></text:span><text:span text:style-name="T32">https://sites.google.c</text:span><text:span text:style-name="T33">om/a/georgetown.edu/data-analytics/project-requirements</text:span><text:span text:style-name="T34"><text:line-break/></text:span><text:span text:style-name="T35">[Accessed 10 10 2017].</text:span></text:p>
      <text:p text:style-name="P36"/>
      <text:h text:style-name="Heading1" text:outline-level="1">Deliverables</text:h>
      <text:p text:style-name="Bibliography"><text:span text:style-name="T37">Apache.org, 2013.<text:s/></text:span><text:span text:style-name="T38">Hadoop.<text:s/></text:span><text:span text:style-name="T39">[Online]<text:s/></text:span><text:span text:style-name="T40"><text:line-break/>Available at:<text:s/></text:span><text:span text:style-name="T41">https://hadoop.apache.org/docs/r1.2.1/mapred_tutorial.html</text:span><text:span text:style-name="T42"><text:line-break/>[Accessed 10 10 2017].</text:span></text:p>
      <text:p text:style-name="Normal"/>
      <text:p text:style-name="P43"/>
      <text:p text:style-name="Normal"/>
      <text:p text:style-name="P44"/>
      <text:p text:style-name="P45"/>
      <text:p text:style-name="Normal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URW Palladio L" svg:font-family="URW Palladio L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1666in" fo:line-height="105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US" style:language-asian="en" style:country-asian="US" style:language-complex="ar" style:country-complex="SA"/>
    </style:style>
    <style:style style:name="Bibliography" style:display-name="Bibliography" style:family="paragraph" style:parent-style-name="Normal" style:next-style-name="Normal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(Student) - Zoltan Fuzesi</dc:creator>
    <meta:creation-date>2017-10-05T09:33:00Z</meta:creation-date>
    <dc:date>2017-10-10T19:30:00Z</dc:date>
    <meta:template xlink:href="Normal.dotm" xlink:type="simple"/>
    <meta:editing-cycles>8</meta:editing-cycles>
    <meta:editing-duration>PT2340S</meta:editing-duration>
    <meta:document-statistic meta:page-count="1" meta:paragraph-count="2" meta:word-count="205" meta:character-count="1375" meta:row-count="9" meta:non-whitespace-character-count="1172"/>
  </office:meta>
</office:document-meta>
</file>